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officeooo:rsid="000b0a93" officeooo:paragraph-rsid="000b0a93"/>
    </style:style>
    <style:style style:name="P3" style:family="paragraph" style:parent-style-name="Standard">
      <style:text-properties fo:color="#000000" officeooo:rsid="000d63e5"/>
    </style:style>
    <style:style style:name="P4" style:family="paragraph" style:parent-style-name="Standard">
      <style:text-properties fo:color="#000000" officeooo:rsid="000d63e5" officeooo:paragraph-rsid="000d63e5"/>
    </style:style>
    <style:style style:name="P5" style:family="paragraph" style:parent-style-name="Standard">
      <style:paragraph-properties fo:margin-left="1.251cm" fo:margin-right="0cm" fo:text-indent="0cm" style:auto-text-indent="false"/>
      <style:text-properties fo:color="#000000"/>
    </style:style>
    <style:style style:name="P6" style:family="paragraph" style:parent-style-name="Standard">
      <style:paragraph-properties fo:margin-left="1.251cm" fo:margin-right="0cm" fo:text-indent="0cm" style:auto-text-indent="false"/>
      <style:text-properties fo:color="#000000" officeooo:rsid="000d63e5" officeooo:paragraph-rsid="0010555d"/>
    </style:style>
    <style:style style:name="P7" style:family="paragraph" style:parent-style-name="Standard">
      <style:paragraph-properties fo:margin-left="1.251cm" fo:margin-right="0cm" fo:text-align="start" style:justify-single-word="false" fo:text-indent="0cm" style:auto-text-indent="false"/>
      <style:text-properties fo:color="#000000"/>
    </style:style>
    <style:style style:name="P8" style:family="paragraph" style:parent-style-name="Text_20_body">
      <style:paragraph-properties fo:margin-left="1.251cm" fo:margin-right="0cm" fo:margin-top="0cm" fo:margin-bottom="0cm" loext:contextual-spacing="false" fo:text-indent="0cm" style:auto-text-indent="false"/>
      <style:text-properties fo:color="#000000" officeooo:paragraph-rsid="000d467f"/>
    </style:style>
    <style:style style:name="P9" style:family="paragraph" style:parent-style-name="Text_20_body">
      <style:paragraph-properties fo:margin-left="1.251cm" fo:margin-right="0cm" fo:margin-top="0cm" fo:margin-bottom="0cm" loext:contextual-spacing="false" fo:text-indent="0cm" style:auto-text-indent="false"/>
      <style:text-properties fo:color="#000000" officeooo:paragraph-rsid="00150dae"/>
    </style:style>
    <style:style style:name="P10" style:family="paragraph" style:parent-style-name="Text_20_body">
      <style:paragraph-properties fo:margin-left="0cm" fo:margin-right="0cm" fo:margin-top="1.005cm" fo:margin-bottom="1.005cm" loext:contextual-spacing="false" fo:text-indent="0cm" style:auto-text-indent="false"/>
      <style:text-properties fo:color="#000000" officeooo:paragraph-rsid="00150dae"/>
    </style:style>
    <style:style style:name="P11" style:family="paragraph" style:parent-style-name="Standard">
      <style:paragraph-properties fo:margin-left="1.251cm" fo:margin-right="0cm" fo:text-indent="0cm" style:auto-text-indent="false"/>
      <style:text-properties fo:font-variant="normal" fo:text-transform="none" fo:color="#000000" style:font-name="SFMono-Regular" fo:font-size="11.25pt" fo:letter-spacing="normal" fo:font-style="normal" fo:font-weight="normal" officeooo:rsid="000d63e5" officeooo:paragraph-rsid="0010555d"/>
    </style:style>
    <style:style style:name="P12" style:family="paragraph" style:parent-style-name="Standard" style:list-style-name="L1">
      <style:text-properties fo:color="#000000" officeooo:rsid="0013cebb" officeooo:paragraph-rsid="0013cebb"/>
    </style:style>
    <style:style style:name="T1" style:family="text">
      <style:text-properties fo:font-variant="normal" fo:text-transform="none" style:font-name="SFMono-Regular" fo:font-size="11.25pt" fo:letter-spacing="normal" fo:font-style="normal" fo:font-weight="normal"/>
    </style:style>
    <style:style style:name="T2" style:family="text">
      <style:text-properties fo:font-variant="normal" fo:text-transform="none" style:font-name="SFMono-Regular" fo:font-size="11.25pt" fo:letter-spacing="normal" fo:font-style="normal" fo:font-weight="normal" officeooo:rsid="0010555d"/>
    </style:style>
    <style:style style:name="T3" style:family="text">
      <style:text-properties fo:font-variant="normal" fo:text-transform="none" style:font-name="SFMono-Regular" fo:font-size="11.25pt" fo:letter-spacing="normal" fo:font-style="normal" fo:font-weight="normal" officeooo:rsid="001234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ore redux-saga , generator function </text:p>
      <text:p text:style-name="P1"/>
      <text:p text:style-name="P1">Redux saga is a middleware that works with Redux.</text:p>
      <text:p text:style-name="P1">With ES6, we have been introduced with a special type of functions called generators. With generators, the functions can be paused in the middle multiple times and resumed later which allows other codes to run in between.</text:p>
      <text:p text:style-name="P1">Inside the generator function, we use a special keyword called yield which is used to pause the function inside itself.</text:p>
      <text:p text:style-name="P1">The syntax of generator function is like this —</text:p>
      <text:p text:style-name="P1"/>
      <text:p text:style-name="P7">function* abc()</text:p>
      <text:p text:style-name="P7">// code here</text:p>
      <text:p text:style-name="P7">}</text:p>
      <text:p text:style-name="P1">In Redux saga, yield is a built in function which allows to use generator functions sequentially. When used in Javascript, the generator functions will allow to yield all values from the nested functions.</text:p>
      <text:p text:style-name="P2">Ex.: </text:p>
      <text:p text:style-name="P2"/>
      <text:p text:style-name="P1"><text:tab/>function* one(){}</text:p>
      <text:p text:style-name="P1"><text:tab/>function* abc(){</text:p>
      <text:p text:style-name="P1"><text:tab/>const result = yield* one();</text:p>
      <text:p text:style-name="P1"><text:tab/>}</text:p>
      <text:p text:style-name="P1"/>
      <text:p text:style-name="P1">what is redux middleware </text:p>
      <text:p text:style-name="P1"/>
      <text:p text:style-name="P1">Redux Middleware allows you to intercept every action sent to the reducer so you can make changes to the action or cancel the action. Middleware helps you with logging, error reporting, making asynchronous requests, and a whole lot more.</text:p>
      <text:p text:style-name="P1"/>
      <text:p text:style-name="P1">what is effect function in redux-saga</text:p>
      <text:p text:style-name="P1"/>
      <text:p text:style-name="P1">The first line in the example above:</text:p>
      <text:p text:style-name="P1"/>
      <text:p text:style-name="P5">yield take({type:'REQUEST_COFFEE'})</text:p>
      <text:p text:style-name="P5"/>
      <text:p text:style-name="P5">yield take({type:'REQUEST_COFFEE'})</text:p>
      <text:p text:style-name="P1"/>
      <text:p text:style-name="P1">take is an effect that instructs the redux-saga middleware to wait for the REQUEST_COFFEE action to be dispatched by the store before it resumes execution of the generator function. So this function is paused until someone dispatches a REQUEST_COFFEE action; then when it is dispatched, it resumes execution and executes it until the next yield.</text:p>
      <text:p text:style-name="P1"/>
      <text:p text:style-name="P5">yield delay(60000)</text:p>
      <text:p text:style-name="P5"/>
      <text:p text:style-name="P5">yield delay(60000)</text:p>
      <text:p text:style-name="P1"/>
      <text:p text:style-name="P1">delay is a function that returns a promise so when a promise is yielded to the redux-saga middleware, the middleware pauses the saga until the promise is resolved then execution resumes after 60 seconds. As I said earlier anything can be yielded by a generator function, it can be a function, promise, or value. But what redux-saga does here is that when it is yielded a promise, it has to wait for it to be resolved. This is quite similar to the async await way of handling promises.</text:p>
      <text:p text:style-name="P1">So after 60 seconds, execution resumes until it gets to the final yield</text:p>
      <text:p text:style-name="P1"><text:soft-page-break/></text:p>
      <text:p text:style-name="P5">yield put({type:'COFFEE_DONE'})</text:p>
      <text:p text:style-name="P5"/>
      <text:p text:style-name="P5">yield put({type:'COFFEE_DONE'})</text:p>
      <text:p text:style-name="P5"/>
      <text:p text:style-name="P1">put is another effect provided by redux-saga which can be used to dispatch actions in a saga. So this instructs the middleware to dispatch an action COFFEE_DONE to the store.</text:p>
      <text:p text:style-name="P1"/>
      <text:p text:style-name="P1">put and take are examples of helpers effects provided by redux-saga. Effects are plain JavaScript objects which contain specific instructions to be carried out by the middleware.</text:p>
      <text:p text:style-name="P1"/>
      <text:p text:style-name="P4">Ex. Functions:</text:p>
      <text:p text:style-name="P4"/>
      <text:p text:style-name="P6"><text:span text:style-name="T1">function* watchFetchProducts() {<text:line-break/>yield takeEvery('PRODUCTS_REQUESTED', fetchProducts) // </text:span><text:span text:style-name="T2">Takes all of the products that comes with the fetch products function.</text:span></text:p>
      <text:p text:style-name="P6"><text:span text:style-name="T1"><text:line-break/>}<text:line-break/><text:line-break/>function* fetchProducts() {<text:line-break/>const products = yield Api.fetch('/products') // </text:span><text:span text:style-name="T3">Fetches entire products from the products.</text:span><text:span text:style-name="T1"><text:line-break/>console.log(products)<text:line-break/>}</text:span></text:p>
      <text:p text:style-name="P11"/>
      <text:p text:style-name="P11">function* fetchAll() {</text:p>
      <text:p text:style-name="P11"><text:s text:c="2"/>const task1 = yield fork(fetchResource, 'users')</text:p>
      <text:p text:style-name="P11"><text:s text:c="2"/>const task2 = yield fork(fetchResource, 'comments')</text:p>
      <text:p text:style-name="P11"><text:s text:c="2"/>yield delay(1000)</text:p>
      <text:p text:style-name="P11">}</text:p>
      <text:p text:style-name="P11"/>
      <text:p text:style-name="P11"/>
      <text:p text:style-name="P4">Ex.:</text:p>
      <text:p text:style-name="P4"><text:s/>Saga.js</text:p>
      <text:p text:style-name="P4"/>
      <text:p text:style-name="P5">import { call, put, takeEvery, all } from "redux-saga/effects";</text:p>
      <text:p text:style-name="P8">import { fetchTopAnimes, fetchAllAnimes } from "../Api";</text:p>
      <text:p text:style-name="P8">import { SEARCH_REQUEST, TOPANIME_REQUEST } from "./types";</text:p>
      <text:p text:style-name="P8">import {</text:p>
      <text:p text:style-name="P8"><text:tab/>fulfilledTopAnime,</text:p>
      <text:p text:style-name="P8"><text:tab/>failedTopAnime,</text:p>
      <text:p text:style-name="P8"><text:tab/>fulfilledSearchAnime,</text:p>
      <text:p text:style-name="P8"><text:tab/>failedSearchAnime</text:p>
      <text:p text:style-name="P8">} from "./actions";</text:p>
      <text:p text:style-name="P8"/>
      <text:p text:style-name="P8">function* getTopAnimesWorker(action) {</text:p>
      <text:p text:style-name="P8"><text:tab/>try {</text:p>
      <text:p text:style-name="P8"><text:tab/><text:tab/>const data = yield call(fetchTopAnimes);</text:p>
      <text:p text:style-name="P8"><text:tab/><text:tab/>let res = data.data.top;</text:p>
      <text:p text:style-name="P8"><text:tab/><text:tab/>yield put(fulfilledTopAnime(res));</text:p>
      <text:p text:style-name="P8"><text:tab/>} catch (err) {</text:p>
      <text:p text:style-name="P8"><text:soft-page-break/><text:tab/><text:tab/>yield put(failedTopAnime(err));</text:p>
      <text:p text:style-name="P8"><text:tab/>}</text:p>
      <text:p text:style-name="P8">}</text:p>
      <text:p text:style-name="P8">function* getSearchAnimesWorker(action) {</text:p>
      <text:p text:style-name="P8"><text:tab/>try {</text:p>
      <text:p text:style-name="P8"><text:tab/><text:tab/>const data = yield call(fetchAllAnimes, action.payload);</text:p>
      <text:p text:style-name="P8"><text:tab/><text:tab/>let res = data.data.results;</text:p>
      <text:p text:style-name="P8"><text:tab/><text:tab/>yield put(fulfilledSearchAnime(res));</text:p>
      <text:p text:style-name="P8"><text:tab/>} catch (err) {</text:p>
      <text:p text:style-name="P8"><text:tab/><text:tab/>yield put(failedSearchAnime(err));</text:p>
      <text:p text:style-name="P8"><text:tab/>}</text:p>
      <text:p text:style-name="P8">}</text:p>
      <text:p text:style-name="P8"/>
      <text:p text:style-name="P8">function* getTopAnimeWatcher() {</text:p>
      <text:p text:style-name="P8"><text:tab/>yield takeEvery(TOPANIME_REQUEST, getTopAnimesWorker);</text:p>
      <text:p text:style-name="P8">}</text:p>
      <text:p text:style-name="P8"/>
      <text:p text:style-name="P8">function* getSearchAnimesWatcher() {</text:p>
      <text:p text:style-name="P8"><text:tab/>yield takeEvery(SEARCH_REQUEST, getSearchAnimesWorker);</text:p>
      <text:p text:style-name="P8">}</text:p>
      <text:p text:style-name="P8"/>
      <text:p text:style-name="P8">export default function* rootSaga() {</text:p>
      <text:p text:style-name="P8"><text:tab/>yield all([getTopAnimeWatcher(), getSearchAnimesWatcher()]);</text:p>
      <text:p text:style-name="P9">}</text:p>
      <text:p text:style-name="P9"/>
      <text:p text:style-name="P9"/>
      <text:p text:style-name="P10"><text:line-break/>https://redux-saga.js.org/docs/api</text:p>
      <text:p text:style-name="P3"/>
      <text:list xml:id="list47142774" text:style-name="L1">
        <text:list-item>
          <text:p text:style-name="P12">Take</text:p>
        </text:list-item>
        <text:list-item>
          <text:p text:style-name="P12">Fetch</text:p>
        </text:list-item>
        <text:list-item>
          <text:p text:style-name="P12">Fork</text:p>
        </text:list-item>
        <text:list-item>
          <text:p text:style-name="P12">Call</text:p>
        </text:list-item>
        <text:list-item>
          <text:p text:style-name="P12">Put</text:p>
        </text:list-item>
        <text:list-item>
          <text:p text:style-name="P12">TakeEvery</text:p>
        </text:list-item>
        <text:list-item>
          <text:p text:style-name="P12">TakeLatest</text:p>
        </text:list-item>
        <text:list-item>
          <text:p text:style-name="P12">all</text:p>
          <text:p text:style-name="P1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7T16:03:55.820348004</meta:creation-date>
    <dc:date>2022-05-27T17:52:42.760876342</dc:date>
    <meta:editing-duration>PT26M17S</meta:editing-duration>
    <meta:editing-cycles>11</meta:editing-cycles>
    <meta:generator>LibreOffice/6.4.7.2$Linux_X86_64 LibreOffice_project/40$Build-2</meta:generator>
    <meta:document-statistic meta:table-count="0" meta:image-count="0" meta:object-count="0" meta:page-count="3" meta:paragraph-count="85" meta:word-count="591" meta:character-count="4086" meta:non-whitespace-character-count="3541"/>
  </office:meta>
</office:document-meta>
</file>